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7da647" draw:textarea-horizontal-align="center" draw:textarea-vertical-align="middle"/>
    </style:style>
    <style:style style:name="gr4" style:family="graphic" style:parent-style-name="standard">
      <style:graphic-properties svg:stroke-color="#ff0000" draw:marker-end="Arrow" draw:marker-end-width="0.3cm" draw:textarea-horizontal-align="center" draw:textarea-vertical-align="middle"/>
    </style:style>
    <style:style style:name="gr5" style:family="graphic" style:parent-style-name="standard">
      <style:graphic-properties draw:fill="solid" draw:fill-color="#9999ff" draw:textarea-horizontal-align="center" draw:textarea-vertical-align="middle"/>
    </style:style>
    <style:style style:name="gr6" style:family="graphic" style:parent-style-name="standard">
      <style:graphic-properties draw:stroke="none" svg:stroke-color="#000000" draw:fill="none" draw:fill-color="#ffffff" fo:min-height="0.738cm"/>
    </style:style>
    <style:style style:name="gr7" style:family="graphic" style:parent-style-name="standard">
      <style:graphic-properties draw:fill="solid" draw:fill-color="#00ff00" draw:textarea-horizontal-align="center" draw:textarea-vertical-align="middle"/>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494cm"/>
    </style:style>
    <style:style style:name="P1" style:family="paragraph">
      <style:paragraph-properties fo:text-align="center"/>
    </style:style>
    <style:style style:name="P2" style:family="paragraph">
      <style:paragraph-properties fo:text-align="center"/>
      <style:text-properties fo:color="#0047ff"/>
    </style:style>
    <style:style style:name="T1" style:family="text">
      <style:text-properties fo:color="#0047ff"/>
    </style:style>
    <style:style style:name="T2"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1" draw:layer="layout" svg:width="4.259cm" svg:height="1.625cm" svg:x="12.754cm" svg:y="1.708cm">
          <text:p text:style-name="P1">Source</text:p>
        </draw:rect>
        <draw:rect draw:style-name="gr1" draw:text-style-name="P1" draw:id="id2" draw:layer="layout" svg:width="4.259cm" svg:height="1.625cm" svg:x="12.754cm" svg:y="5.927cm">
          <text:p text:style-name="P1">Github</text:p>
        </draw:rect>
        <draw:connector draw:style-name="gr2" draw:text-style-name="P1" draw:layer="layout" draw:type="line" svg:x1="14.883cm" svg:y1="3.333cm" svg:x2="14.883cm" svg:y2="5.927cm" draw:start-shape="id1" draw:start-glue-point="2" draw:end-shape="id2" draw:end-glue-point="0" svg:d="m14883 3333v2594">
          <text:p/>
        </draw:connector>
        <draw:rect draw:style-name="gr3" draw:text-style-name="P1" draw:id="id9" draw:layer="layout" svg:width="5.718cm" svg:height="1.625cm" svg:x="4.674cm" svg:y="10.646cm">
          <text:p text:style-name="P1">Openbuildserver</text:p>
        </draw:rect>
        <draw:rect draw:style-name="gr3" draw:text-style-name="P1" draw:id="id3" draw:layer="layout" svg:width="4.259cm" svg:height="1.625cm" svg:x="15.724cm" svg:y="10.646cm">
          <text:p text:style-name="P1">Launchpad</text:p>
          <text:p text:style-name="P1">daily repro</text:p>
        </draw:rect>
        <draw:connector draw:style-name="gr4" draw:text-style-name="P1" draw:layer="layout" draw:type="line" svg:x1="14.883cm" svg:y1="7.552cm" svg:x2="17.853cm" svg:y2="10.646cm" draw:start-shape="id2" draw:start-glue-point="2" draw:end-shape="id3" draw:end-glue-point="0" svg:d="m14883 7552 2970 3094">
          <text:p/>
        </draw:connector>
        <draw:rect draw:style-name="gr5" draw:text-style-name="P1" draw:id="id7" draw:layer="layout" svg:width="4.259cm" svg:height="1.625cm" svg:x="21.603cm" svg:y="5.927cm">
          <text:p text:style-name="P1">Transifex</text:p>
        </draw:rect>
        <draw:line draw:style-name="gr2" draw:text-style-name="P1" draw:layer="layout" svg:x1="1.714cm" svg:y1="1.92cm" svg:x2="3.906cm" svg:y2="1.92cm">
          <text:p/>
        </draw:line>
        <draw:frame draw:style-name="gr6" draw:layer="layout" svg:width="4.703cm" svg:height="0.988cm" svg:x="4.127cm" svg:y="1.376cm">
          <draw:text-box>
            <text:p>manual work</text:p>
          </draw:text-box>
        </draw:frame>
        <draw:line draw:style-name="gr4" draw:text-style-name="P1" draw:layer="layout" svg:x1="1.776cm" svg:y1="2.94cm" svg:x2="3.968cm" svg:y2="2.94cm">
          <text:p/>
        </draw:line>
        <draw:frame draw:style-name="gr6" draw:layer="layout" svg:width="4.703cm" svg:height="0.988cm" svg:x="4.127cm" svg:y="2.364cm">
          <draw:text-box>
            <text:p>automatically</text:p>
          </draw:text-box>
        </draw:frame>
        <draw:connector draw:style-name="gr2" draw:text-style-name="P1" draw:layer="layout" draw:type="line" svg:x1="13.058cm" svg:y1="12.272cm" svg:x2="9.054cm" svg:y2="18.007cm" draw:start-shape="id4" draw:start-glue-point="2" draw:end-shape="id5" draw:end-glue-point="0" svg:d="m13058 12272-4004 5735">
          <text:p/>
        </draw:connector>
        <draw:rect draw:style-name="gr7" draw:text-style-name="P2" draw:id="id5" draw:layer="layout" svg:width="8.081cm" svg:height="1.737cm" svg:x="5.014cm" svg:y="18.007cm">
          <text:p text:style-name="P1"><text:span text:style-name="T1">www.kohaupt-online.de/hp</text:span></text:p>
        </draw:rect>
        <draw:rect draw:style-name="gr1" draw:text-style-name="P1" draw:id="id8" draw:layer="layout" svg:width="4.259cm" svg:height="1.625cm" svg:x="12.754cm" svg:y="1.709cm">
          <text:p text:style-name="P1">Source</text:p>
        </draw:rect>
        <draw:rect draw:style-name="gr3" draw:text-style-name="P1" draw:id="id10" draw:layer="layout" svg:width="4.582cm" svg:height="1.625cm" svg:x="20.518cm" svg:y="10.646cm">
          <text:p text:style-name="P1">.deb maintainer</text:p>
        </draw:rect>
        <draw:connector draw:style-name="gr2" draw:text-style-name="P1" draw:layer="layout" draw:type="line" svg:x1="13.095cm" svg:y1="18.875cm" svg:x2="18.144cm" svg:y2="18.414cm" draw:start-shape="id5" draw:start-glue-point="1" draw:end-shape="id6" svg:d="m13095 18875 5049-461">
          <text:p/>
        </draw:connector>
        <draw:connector draw:style-name="gr4" draw:text-style-name="P1" draw:layer="layout" draw:type="line" svg:x1="17.853cm" svg:y1="12.271cm" svg:x2="20.109cm" svg:y2="16.84cm" draw:start-shape="id3" draw:start-glue-point="2" draw:end-shape="id6" draw:end-glue-point="0" svg:d="m17853 12271 2256 4569">
          <text:p/>
        </draw:connector>
        <draw:frame draw:style-name="gr8" draw:layer="layout" svg:width="7.449cm" svg:height="0.963cm" svg:x="10.625cm" svg:y="0.222cm">
          <draw:text-box>
            <text:p>The paths of <text:span text:style-name="T2">vokoscreen</text:span></text:p>
          </draw:text-box>
        </draw:frame>
        <draw:custom-shape draw:style-name="gr9" draw:text-style-name="P1" draw:id="id6" draw:layer="layout" svg:width="3.931cm" svg:height="3.148cm" svg:x="18.144cm" svg:y="16.8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10" draw:layer="layout" svg:width="2.085cm" svg:height="0.962cm" svg:x="19.149cm" svg:y="17.276cm">
          <draw:text-box>
            <text:p>user</text:p>
          </draw:text-box>
        </draw:frame>
        <draw:connector draw:style-name="gr4" draw:text-style-name="P1" draw:layer="layout" draw:type="line" svg:x1="17.013cm" svg:y1="6.739cm" svg:x2="21.603cm" svg:y2="6.739cm" draw:start-shape="id2" draw:start-glue-point="1" draw:end-shape="id7" svg:d="m17013 6739h4590">
          <text:p/>
        </draw:connector>
        <draw:connector draw:style-name="gr4" draw:text-style-name="P1" draw:layer="layout" draw:type="line" svg:x1="23.732cm" svg:y1="5.927cm" svg:x2="14.883cm" svg:y2="3.334cm" draw:start-shape="id7" draw:start-glue-point="0" draw:end-shape="id8" draw:end-glue-point="2" svg:d="m23732 5927-8849-2593">
          <text:p/>
        </draw:connector>
        <draw:connector draw:style-name="gr2" draw:text-style-name="P1" draw:layer="layout" draw:type="line" svg:x1="14.883cm" svg:y1="3.334cm" svg:x2="7.533cm" svg:y2="10.646cm" draw:start-shape="id8" draw:start-glue-point="2" draw:end-shape="id9" draw:end-glue-point="0" svg:d="m14883 3334-7350 7312">
          <text:p/>
        </draw:connector>
        <draw:connector draw:style-name="gr4" draw:text-style-name="P1" draw:layer="layout" draw:type="line" svg:x1="7.533cm" svg:y1="12.271cm" svg:x2="18.144cm" svg:y2="18.414cm" draw:start-shape="id9" draw:start-glue-point="2" draw:end-shape="id6" svg:d="m7533 12271 10611 6143">
          <text:p/>
        </draw:connector>
        <draw:connector draw:style-name="gr2" draw:text-style-name="P1" draw:layer="layout" draw:type="line" svg:x1="7.533cm" svg:y1="12.271cm" svg:x2="9.054cm" svg:y2="18.007cm" draw:start-shape="id9" draw:start-glue-point="2" draw:end-shape="id5" draw:end-glue-point="0" svg:d="m7533 12271 1521 5736">
          <text:p/>
        </draw:connector>
        <draw:connector draw:style-name="gr2" draw:text-style-name="P1" draw:layer="layout" draw:type="line" svg:x1="22.809cm" svg:y1="12.271cm" svg:x2="9.054cm" svg:y2="18.007cm" draw:start-shape="id10" draw:start-glue-point="2" draw:end-shape="id5" draw:end-glue-point="0" svg:d="m22809 12271-13755 5736">
          <text:p/>
        </draw:connector>
        <draw:connector draw:style-name="gr4" draw:text-style-name="P1" draw:layer="layout" draw:type="line" svg:x1="14.883cm" svg:y1="7.552cm" svg:x2="22.809cm" svg:y2="10.646cm" draw:start-shape="id2" draw:start-glue-point="2" draw:end-shape="id10" draw:end-glue-point="0" svg:d="m14883 7552 7926 3094">
          <text:p/>
        </draw:connector>
        <draw:rect draw:style-name="gr3" draw:text-style-name="P1" draw:id="id4" draw:layer="layout" svg:width="4.259cm" svg:height="1.625cm" svg:x="10.929cm" svg:y="10.647cm">
          <text:p text:style-name="P1">Launchpad</text:p>
          <text:p text:style-name="P1">Release repro</text:p>
        </draw:rect>
        <draw:connector draw:style-name="gr4" draw:text-style-name="P1" draw:layer="layout" draw:type="line" svg:x1="14.883cm" svg:y1="7.552cm" svg:x2="13.058cm" svg:y2="10.647cm" draw:start-shape="id2" draw:start-glue-point="2" draw:end-shape="id4" draw:end-glue-point="0" svg:d="m14883 7552-1825 3095">
          <text:p/>
        </draw:connector>
        <draw:connector draw:style-name="gr4" draw:text-style-name="P1" draw:layer="layout" draw:type="line" svg:x1="13.058cm" svg:y1="12.272cm" svg:x2="20.109cm" svg:y2="16.84cm" draw:start-shape="id4" draw:start-glue-point="2" draw:end-shape="id6" draw:end-glue-point="0" svg:d="m13058 12272 7051 456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22cm" fo:margin-bottom="1.012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7-09T09:23:17</meta:creation-date>
    <dc:date>2013-07-22T15:40:30</dc:date>
    <meta:editing-duration>PT01H18M38S</meta:editing-duration>
    <meta:editing-cycles>33</meta:editing-cycles>
    <meta:generator>OpenOffice.org/3.2$Unix OpenOffice.org_project/320m12$Build-9483</meta:generator>
    <meta:document-statistic meta:object-count="30"/>
  </office:meta>
</office:document-meta>
</file>